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BBV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ABBV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BV" table:filter-name="calc_HTML_WebQuery" table:filter-options="0 0" table:last-column-spanned="12" table:last-row-spanned="12"/>
            <text:p>Index</text:p>
          </table:table-cell>
          <table:table-cell table:style-name="ce2"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table:style-name="ce2" office:value-type="float" office:value="23.08" calcext:value-type="float">
            <text:p>23.0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57" calcext:value-type="float">
            <text:p>4.5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table:style-name="ce2"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table:style-name="ce3" office:value-type="string" calcext:value-type="string">
            <text:p>0.8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table:style-name="ce2" office:value-type="string" calcext:value-type="string">
            <text:p>183.13B</text:p>
          </table:table-cell>
          <table:table-cell office:value-type="string" calcext:value-type="string">
            <text:p>Forward P/E</text:p>
          </table:table-cell>
          <table:table-cell table:style-name="ce2" office:value-type="float" office:value="8.66" calcext:value-type="float">
            <text:p>8.6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2.19" calcext:value-type="float">
            <text:p>12.1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6.67%</text:p>
          </table:table-cell>
          <table:table-cell office:value-type="string" calcext:value-type="string">
            <text:p>Shs Float</text:p>
          </table:table-cell>
          <table:table-cell table:style-name="ce2"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table:style-name="ce3" office:value-type="string" calcext:value-type="string">
            <text:p>-1.5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table:style-name="ce2" office:value-type="string" calcext:value-type="string">
            <text:p>7.32B</text:p>
          </table:table-cell>
          <table:table-cell office:value-type="string" calcext:value-type="string">
            <text:p>PEG</text:p>
          </table:table-cell>
          <table:table-cell table:style-name="ce2" office:value-type="float" office:value="2.1" calcext:value-type="float">
            <text:p>2.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86" calcext:value-type="float">
            <text:p>2.8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79%</text:p>
          </table:table-cell>
          <table:table-cell office:value-type="string" calcext:value-type="string">
            <text:p>Perf Quarter</text:p>
          </table:table-cell>
          <table:table-cell table:style-name="ce3" office:value-type="string" calcext:value-type="string">
            <text:p>22.9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table:style-name="ce2" office:value-type="string" calcext:value-type="string">
            <text:p>40.65B</text:p>
          </table:table-cell>
          <table:table-cell office:value-type="string" calcext:value-type="string">
            <text:p>P/S</text:p>
          </table:table-cell>
          <table:table-cell table:style-name="ce2" office:value-type="float" office:value="4.51" calcext:value-type="float">
            <text:p>4.51</text:p>
          </table:table-cell>
          <table:table-cell office:value-type="string" calcext:value-type="string">
            <text:p>EPS this Y</text:p>
          </table:table-cell>
          <table:table-cell table:style-name="ce3" office:value-type="string" calcext:value-type="string">
            <text:p>4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02%</text:p>
          </table:table-cell>
          <table:table-cell office:value-type="string" calcext:value-type="string">
            <text:p>Short Ratio</text:p>
          </table:table-cell>
          <table:table-cell table:style-name="ce2"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table:style-name="ce3" office:value-type="string" calcext:value-type="string">
            <text:p>6.3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table:style-name="ce2" office:value-type="float" office:value="8.63" calcext:value-type="float">
            <text:p>8.63</text:p>
          </table:table-cell>
          <table:table-cell office:value-type="string" calcext:value-type="string">
            <text:p>P/B</text:p>
          </table:table-cell>
          <table:table-cell table:style-name="ce2" office:value-type="float" office:value="12.23" calcext:value-type="float">
            <text:p>12.23</text:p>
          </table:table-cell>
          <table:table-cell office:value-type="string" calcext:value-type="string">
            <text:p>EPS next Y</text:p>
          </table:table-cell>
          <table:table-cell table:style-name="ce3" office:value-type="string" calcext:value-type="string">
            <text:p>16.2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Target Price</text:p>
          </table:table-cell>
          <table:table-cell table:style-name="ce2" office:value-type="float" office:value="115.71" calcext:value-type="float">
            <text:p>115.71</text:p>
          </table:table-cell>
          <table:table-cell office:value-type="string" calcext:value-type="string">
            <text:p>Perf Year</text:p>
          </table:table-cell>
          <table:table-cell table:style-name="ce3" office:value-type="string" calcext:value-type="string">
            <text:p>18.7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table:style-name="ce2" office:value-type="float" office:value="4.58" calcext:value-type="float">
            <text:p>4.58</text:p>
          </table:table-cell>
          <table:table-cell office:value-type="string" calcext:value-type="string">
            <text:p>P/C</text:p>
          </table:table-cell>
          <table:table-cell table:style-name="ce2" office:value-type="float" office:value="23.04" calcext:value-type="float">
            <text:p>23.04</text:p>
          </table:table-cell>
          <table:table-cell office:value-type="string" calcext:value-type="string">
            <text:p>EPS next 5Y</text:p>
          </table:table-cell>
          <table:table-cell table:style-name="ce3" office:value-type="string" calcext:value-type="string">
            <text:p>10.9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03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2.55 - 109.15</text:p>
          </table:table-cell>
          <table:table-cell office:value-type="string" calcext:value-type="string">
            <text:p>Perf YTD</text:p>
          </table:table-cell>
          <table:table-cell table:style-name="ce3" office:value-type="string" calcext:value-type="string">
            <text:p>-1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table:style-name="ce2" office:value-type="float" office:value="5.2" calcext:value-type="float">
            <text:p>5.2</text:p>
          </table:table-cell>
          <table:table-cell office:value-type="string" calcext:value-type="string">
            <text:p>P/FCF</text:p>
          </table:table-cell>
          <table:table-cell table:style-name="ce2" office:value-type="float" office:value="22.56" calcext:value-type="float">
            <text:p>22.56</text:p>
          </table:table-cell>
          <table:table-cell office:value-type="string" calcext:value-type="string">
            <text:p>EPS past 5Y</text:p>
          </table:table-cell>
          <table:table-cell table:style-name="ce3" office:value-type="string" calcext:value-type="string">
            <text:p>3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1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2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93%</text:p>
          </table:table-cell>
          <table:table-cell office:value-type="string" calcext:value-type="string">
            <text:p>Quick Ratio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table:style-name="ce3" office:value-type="string" calcext:value-type="string">
            <text:p>10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8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8.7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table:style-name="ce2"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table:style-name="ce3" office:value-type="string" calcext:value-type="string">
            <text:p>52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RSI (14)</text:p>
          </table:table-cell>
          <table:table-cell table:style-name="ce2" office:value-type="float" office:value="56.58" calcext:value-type="float">
            <text:p>56.5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38% 2.0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table:style-name="ce2" office:value-type="float" office:value="5.7" calcext:value-type="float">
            <text:p>5.7</text:p>
          </table:table-cell>
          <table:table-cell office:value-type="string" calcext:value-type="string">
            <text:p>EPS Q/Q</text:p>
          </table:table-cell>
          <table:table-cell table:style-name="ce3" office:value-type="string" calcext:value-type="string">
            <text:p>2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Rel Volume</text:p>
          </table:table-cell>
          <table:table-cell table:style-name="ce2" office:value-type="float" office:value="1.35" calcext:value-type="float">
            <text:p>1.3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table:style-name="ce2" office:value-type="float" office:value="5.39" calcext:value-type="float">
            <text:p>5.3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00.60%</text:p>
          </table:table-cell>
          <table:table-cell office:value-type="string" calcext:value-type="string">
            <text:p>Avg Volume</text:p>
          </table:table-cell>
          <table:table-cell table:style-name="ce2" office:value-type="string" calcext:value-type="string">
            <text:p>8.14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05.58" calcext:value-type="float">
            <text:p>105.5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0.43%</text:p>
          </table:table-cell>
          <table:table-cell office:value-type="string" calcext:value-type="string">
            <text:p>SMA50</text:p>
          </table:table-cell>
          <table:table-cell table:style-name="ce3" office:value-type="string" calcext:value-type="string">
            <text:p>5.9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4.56%</text:p>
          </table:table-cell>
          <table:table-cell office:value-type="string" calcext:value-type="string">
            <text:p>Volume</text:p>
          </table:table-cell>
          <table:table-cell table:style-name="ce2" office:value-type="float" office:value="11016021" calcext:value-type="float">
            <text:p>11016021</text:p>
          </table:table-cell>
          <table:table-cell office:value-type="string" calcext:value-type="string">
            <text:p>Change</text:p>
          </table:table-cell>
          <table:table-cell table:style-name="ce3" office:value-type="string" calcext:value-type="string">
            <text:p>-0.86%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2 is linked to external data (URL = <text:a xlink:href="https://finviz.com/quote.ashx?t=ABBV" xlink:type="simple">https://finviz.com/quote.ashx?t=ABBV</text:a> 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he tables at that URL are not named, but it was easy to experiment to find the right one (which seems to keep moving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ODO: parameterize that URL to use A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DONE: how to manually force a refresh? <text:s/>It appears to offer to refresh every time I ope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he problem this solves is google sheets refreshes too often and breaks the UR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table:formula="of:=MATCH(&quot;Price&quot;;[.A2:.L13];0)" office:value-type="string" office:string-value="" calcext:value-type="error">
            <text:p>Err:50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</table:table>
      <table:table table:name="my macros" table:style-name="ta1">
        <table:table-column table:style-name="co1" table:default-cell-style-name="Default"/>
        <table:table-row table:style-name="ro1">
          <table:table-cell office:value-type="string" calcext:value-type="string">
            <text:p>OK, can I write a macro like =price(“ABBV”) and have it find the ABBV tab, find the “price” cell and grab the thing in the cell to the right?</text:p>
          </table:table-cell>
        </table:table-row>
        <table:table-row table:style-name="ro1">
          <table:table-cell office:value-type="string" calcext:value-type="string">
            <text:p>cool, righ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"=mylookup("ABBV","Price")</text:p>
          </table:table-cell>
        </table:table-row>
        <table:table-row table:style-name="ro1">
          <table:table-cell table:formula="of:=MYLOOKUP(&quot;ABBV&quot;)" office:value-type="string" office:string-value="105.58" calcext:value-type="string">
            <text:p>105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8:17:38.150371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6T17:54:38.835262473</meta:creation-date>
    <dc:date>2021-01-07T07:07:58.600722668</dc:date>
    <meta:editing-duration>PT9H58M52S</meta:editing-duration>
    <meta:editing-cycles>5</meta:editing-cycles>
    <meta:generator>LibreOffice/7.0.4.2$MacOSX_X86_64 LibreOffice_project/dcf040e67528d9187c66b2379df5ea4407429775</meta:generator>
    <meta:document-statistic meta:table-count="2" meta:cell-count="156" meta:object-count="0"/>
  </office:meta>
</office:document-meta>
</file>